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c0b64" officeooo:paragraph-rsid="001c0b64"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8pt" fo:font-weight="normal" officeooo:rsid="001c0b64" officeooo:paragraph-rsid="001c0b64"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18pt" fo:font-weight="normal" officeooo:rsid="001c0b64" officeooo:paragraph-rsid="001c0b64" style:font-size-asian="15.75pt" style:font-weight-asian="normal"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verview of Cloud Computing</text:p>
      <text:p text:style-name="P3"/>
      <text:p text:style-name="P2"/>
      <text:p text:style-name="P2">Cloud computing is a revolutionary technology that allows users to access and utilize computing resources over the internet on-demand. It eliminates the need for local infrastructure and offers a scalable, flexible, and cost-effective platform for hosting applications, storing data, and executing computational tasks.</text:p>
      <text:p text:style-name="P2"/>
      <text:p text:style-name="P2">Cloud computing is built on key concepts such as virtualization, which enables efficient sharing and utilization of physical resources, and elasticity, which allows resources to be dynamically allocated and released based on demand. Scalability ensures the system can handle varying workloads effectively, while reliability and security are paramount for data protection and service availability.</text:p>
      <text:p text:style-name="P2"/>
      <text:p text:style-name="P2">Cloud computing offers different service models: Infrastructure as a Service (IaaS), which provides virtualized infrastructure resources; Platform as a Service (PaaS), which offers a platform for application development and deployment; and Software as a Service (SaaS), which delivers complete software applications over the internet.</text:p>
      <text:p text:style-name="P2"/>
      <text:p text:style-name="P2">Cloud deployments can be categorized into public, private, and hybrid cloud models. Public clouds are offered by third-party providers, offering scalability, cost-effectiveness, and global accessibility. Private clouds are dedicated to a single organization, providing enhanced control, security, and customization. Hybrid clouds combine public and private clouds, allowing organizations to leverage the benefits of both.</text:p>
      <text:p text:style-name="P2"/>
      <text:p text:style-name="P2">Prominent cloud providers include Amazon Web Services (AWS), Microsoft Azure, and Google Cloud Platform (GCP), offering a <text:soft-page-break/>wide range of services and technologies. Emerging technologies like serverless computing and containerization are transforming application development and deployment in the cloud.</text:p>
      <text:p text:style-name="P2"/>
      <text:p text:style-name="P2">Cloud computing brings several benefits, including scalability to handle varying workloads, cost savings through pay-as-you-go pricing, reliability with high availability and disaster recovery, global accessibility, and opportunities for innovation and collaboration.</text:p>
      <text:p text:style-name="P2"/>
      <text:p text:style-name="P2">However, organizations must consider factors such as data privacy, vendor lock-in, network connectivity, and regulatory compliance when adopting cloud computing. Best practices include optimizing performance, ensuring security, managing costs, and monitoring and maintaining the cloud infrastructure effectively.</text:p>
      <text:p text:style-name="P2"/>
      <text:p text:style-name="P2">Cloud computing has revolutionized the IT industry, offering organizations the power to scale, innovate, and optimize their IT infrastructure. With its flexibility and cost-effectiveness, cloud computing is transforming the way businesses operate and enabling them to thrive in the digital e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0T20:49:36.836882200</meta:creation-date>
    <dc:date>2023-06-20T20:52:40.381207737</dc:date>
    <meta:editing-duration>PT3M4S</meta:editing-duration>
    <meta:editing-cycles>1</meta:editing-cycles>
    <meta:document-statistic meta:table-count="0" meta:image-count="0" meta:object-count="0" meta:page-count="2" meta:paragraph-count="9" meta:word-count="347" meta:character-count="2670" meta:non-whitespace-character-count="2332"/>
    <meta:generator>LibreOffice/7.3.7.2$Linux_X86_64 LibreOffice_project/30$Build-2</meta:generator>
  </office:meta>
</office:document-meta>
</file>